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ff9966" draw:marker-start-width="0.33cm" draw:marker-end-width="0.33cm" draw:fill="solid" draw:fill-color="#ffb515" draw:fill-gradient-name="Gradient_20_Yellow" draw:textarea-horizontal-align="justify" draw:textarea-vertical-align="middle" draw:auto-grow-height="false" fo:padding-top="0.137cm" fo:padding-bottom="0.137cm" fo:padding-left="0.262cm" fo:padding-right="0.262cm" draw:shadow="visible" draw:shadow-offset-x="0.076cm" draw:shadow-offset-y="0.076cm" draw:shadow-color="#b3b3b3"/>
    </style:style>
    <style:style style:name="gr2" style:family="graphic" style:parent-style-name="standard">
      <style:graphic-properties svg:stroke-color="#aecf00" draw:fill="gradient" draw:fill-color="#23b8dc" draw:fill-gradient-name="Gradient_20_Green" draw:textarea-horizontal-align="justify" draw:textarea-vertical-align="middle" draw:auto-grow-height="false" draw:shadow="visible" draw:shadow-offset-x="0.076cm" draw:shadow-offset-y="0.076cm" draw:shadow-color="#b3b3b3"/>
    </style:style>
    <style:style style:name="gr3" style:family="graphic" style:parent-style-name="standard">
      <style:graphic-properties svg:stroke-width="0.025cm" svg:stroke-color="#3182d4" draw:marker-start-width="0.33cm" draw:marker-end-width="0.33cm" draw:fill="gradient" draw:fill-color="#e6e64c" draw:fill-gradient-name="BlueGradient" draw:textarea-horizontal-align="justify" draw:textarea-vertical-align="middle" draw:auto-grow-height="false" fo:padding-top="0.137cm" fo:padding-bottom="0.137cm" fo:padding-left="0.262cm" fo:padding-right="0.262cm" draw:shadow="visible" draw:shadow-offset-x="0cm" draw:shadow-offset-y="0.076cm" draw:shadow-color="#b3b3b3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5" style:family="graphic" style:parent-style-name="standard">
      <style:graphic-properties svg:stroke-width="0.1cm" svg:stroke-color="#808080" draw:marker-start="Symmetric_20_Arrow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47ff" draw:fill="gradient" draw:fill-color="#8cc0ff" draw:fill-gradient-name="Gradient_20_15" draw:textarea-horizontal-align="justify" draw:textarea-vertical-align="middle" draw:auto-grow-height="false" draw:shadow="visible" draw:shadow-offset-x="0cm" draw:shadow-offset-y="0.076cm" draw:shadow-color="#b3b3b3"/>
    </style:style>
    <style:style style:name="gr7" style:family="graphic" style:parent-style-name="standard">
      <style:graphic-properties svg:stroke-width="0.102cm" svg:stroke-color="#808080" draw:marker-start="Symmetric_20_Arrow" draw:marker-start-width="0.457cm" draw:marker-end="Symmetric_20_Arrow" draw:marker-end-width="0.457cm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025cm" svg:stroke-color="#4c1900" draw:marker-start-width="0.33cm" draw:marker-end-width="0.33cm" draw:fill-color="#cc6633" draw:textarea-horizontal-align="justify" draw:textarea-vertical-align="middle" draw:auto-grow-height="false" fo:padding-top="0.137cm" fo:padding-bottom="0.137cm" fo:padding-left="0.262cm" fo:padding-right="0.262cm" draw:shadow="hidden" draw:shadow-offset-x="0.076cm" draw:shadow-offset-y="0.076cm" draw:shadow-color="#b3b3b3"/>
    </style:style>
    <style:style style:name="gr9" style:family="graphic" style:parent-style-name="standard">
      <style:graphic-properties svg:stroke-width="0.102cm" svg:stroke-color="#808080" draw:marker-start-width="0.457cm" draw:marker-end="Symmetric_20_Arrow" draw:marker-end-width="0.457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weight="normal" style:font-weight-asian="normal" style:font-weight-complex="normal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text-properties fo:color="#000000" fo:font-family="Arial" style:font-family-generic="swiss" style:font-pitch="variable" fo:font-weight="bold" style:font-weight-asian="bold" style:font-weight-complex="bold"/>
    </style:style>
    <style:style style:name="P5" style:family="paragraph">
      <style:paragraph-properties fo:text-align="center"/>
      <style:text-properties fo:color="#ffffff" fo:font-family="'Arial Black'" style:font-pitch="variable" fo:font-weight="bold" style:font-weight-asian="bold" style:font-weight-complex="bold"/>
    </style:style>
    <style:style style:name="P6" style:family="paragraph">
      <style:paragraph-properties fo:text-align="center"/>
      <style:text-properties fo:color="#ffffff" fo:font-family="Arial" style:font-family-generic="swiss" style:font-pitch="variable" fo:font-weight="bold" style:font-weight-asian="bold" style:font-weight-complex="bold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fo:font-family="'Bitstream Vera Sans'" style:font-family-generic="swiss" style:font-pitch="variable" fo:font-size="14pt" style:font-size-asian="14pt" style:font-size-complex="14pt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0000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ffff" fo:font-family="Arial" style:font-family-generic="swiss" style:font-pitch="variable" fo:font-weight="bold" style:font-weight-asian="bold" style:font-weight-complex="bold"/>
    </style:style>
    <style:style style:name="T5" style:family="text">
      <style:text-properties fo:color="#ffffff"/>
    </style:style>
    <style:style style:name="T6" style:family="text">
      <style:text-properties fo:font-family="'Bitstream Vera Sans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office:forms form:automatic-focus="false" form:apply-design-mode="false"/>
        <draw:custom-shape draw:style-name="gr1" draw:text-style-name="P1" xml:id="id4" draw:id="id4" draw:layer="layout" svg:width="6.5cm" svg:height="6.5cm" svg:x="7.25cm" svg:y="8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7cm" svg:height="1.5cm" svg:x="7cm" svg:y="4cm">
          <text:p text:style-name="P1"><text:span text:style-name="T1">mod_sh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7cm" svg:height="3.6cm" svg:x="7cm" svg:y="16.4cm">
          <text:p text:style-name="P1"><text:span text:style-name="T2">Certificate 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draw:layer="layout" svg:width="4.431cm" svg:height="1.038cm" svg:x="8.276cm" svg:y="12.3cm">
          <draw:text-box>
            <text:p><text:span text:style-name="T3">GridCertLib</text:span></text:p>
          </draw:text-box>
        </draw:frame>
        <draw:connector draw:style-name="gr5" draw:text-style-name="P1" draw:layer="layout" svg:x1="10.5cm" svg:y1="9.1cm" svg:x2="10.5cm" svg:y2="5.5cm" draw:start-shape="id1" draw:start-glue-point="0" draw:end-shape="id2" draw:end-glue-point="2" svg:d="m10500 9100v-3600">
          <text:p/>
        </draw:connector>
        <draw:connector draw:style-name="gr5" draw:text-style-name="P1" draw:layer="layout" svg:x1="7cm" svg:y1="4.75cm" svg:x2="3.1cm" svg:y2="5.45cm" draw:start-shape="id2" draw:start-glue-point="3" draw:end-shape="id3" draw:end-glue-point="4" svg:d="m7000 4750h-3900v700">
          <text:p/>
        </draw:connector>
        <draw:connector draw:style-name="gr5" draw:text-style-name="P1" draw:layer="layout" svg:x1="10.5cm" svg:y1="14.6cm" svg:x2="10.5cm" svg:y2="17.3cm" draw:start-shape="id4" draw:start-glue-point="2" draw:end-shape="id5" draw:end-glue-point="4" svg:d="m10500 14600v2700">
          <text:p/>
        </draw:connector>
        <draw:custom-shape draw:style-name="gr6" draw:text-style-name="P5" xml:id="id3" draw:id="id3" draw:layer="layout" svg:width="4cm" svg:height="4cm" svg:x="1.1cm" svg:y="5.45cm">
          <text:p text:style-name="P1"><text:span text:style-name="T2">Shibboleth/</text:span></text:p>
          <text:p text:style-name="P1"><text:span text:style-name="T2">AAI Id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6" draw:id="id6" draw:layer="layout" svg:width="4cm" svg:height="4cm" svg:x="15.9cm" svg:y="5.45cm">
          <text:p text:style-name="P1"><text:span text:style-name="T4">SL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7" draw:id="id7" draw:layer="layout" svg:width="4cm" svg:height="4cm" svg:x="15.9cm" svg:y="13cm">
          <text:p text:style-name="P1"><text:span text:style-name="T4">VOM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3.75cm" svg:y1="11.35cm" svg:x2="17.9cm" svg:y2="9.45cm" draw:start-shape="id4" draw:end-shape="id6" draw:end-glue-point="8" svg:d="m13750 11350c2767 0 4150-633 4150-1900">
          <text:p/>
        </draw:connector>
        <draw:connector draw:style-name="gr7" draw:text-style-name="P1" draw:layer="layout" draw:type="curve" svg:x1="13.75cm" svg:y1="11.35cm" svg:x2="17.9cm" svg:y2="13cm" draw:start-shape="id4" draw:start-glue-point="1" draw:end-shape="id7" draw:end-glue-point="4" svg:d="m13750 11350c2767 0 4150 550 4150 1650">
          <text:p/>
        </draw:connector>
        <draw:custom-shape draw:style-name="gr8" draw:text-style-name="P7" xml:id="id1" draw:id="id1" draw:layer="layout" svg:width="5cm" svg:height="2cm" svg:x="8cm" svg:y="9.1cm">
          <text:p text:style-name="P1"><text:span text:style-name="T5">ID-WSF ECP</text:span></text:p>
          <text:p text:style-name="P1"><text:span text:style-name="T5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10.482cm" svg:y1="1.594cm" svg:x2="10.5cm" svg:y2="4cm" draw:end-shape="id2" draw:end-glue-point="0" svg:d="m10482 1594 18 2406">
          <text:p/>
        </draw:connector>
        <draw:connector draw:style-name="gr9" draw:text-style-name="P1" draw:layer="layout" draw:type="line" svg:x1="10.482cm" svg:y1="1.594cm" svg:x2="10.5cm" svg:y2="4cm" svg:d="m10482 1594 18 2406">
          <text:p/>
        </draw:connector>
        <draw:frame draw:style-name="gr10" draw:text-style-name="P8" draw:layer="layout" svg:width="0.786cm" svg:height="0.831cm" svg:x="9.724cm" svg:y="1.938cm">
          <draw:text-box>
            <text:p><text:span text:style-name="T6">1</text:span></text:p>
          </draw:text-box>
        </draw:frame>
        <draw:frame draw:style-name="gr10" draw:text-style-name="P8" draw:layer="layout" svg:width="0.786cm" svg:height="0.831cm" svg:x="4.336cm" svg:y="3.769cm">
          <draw:text-box>
            <text:p><text:span text:style-name="T6">2</text:span></text:p>
          </draw:text-box>
        </draw:frame>
        <draw:frame draw:style-name="gr10" draw:text-style-name="P8" draw:layer="layout" svg:width="0.786cm" svg:height="0.831cm" svg:x="9.724cm" svg:y="6.38cm">
          <draw:text-box>
            <text:p><text:span text:style-name="T6">3</text:span></text:p>
          </draw:text-box>
        </draw:frame>
        <draw:frame draw:style-name="gr10" draw:text-style-name="P8" draw:layer="layout" svg:width="0.786cm" svg:height="0.831cm" svg:x="4.336cm" svg:y="10.311cm">
          <draw:text-box>
            <text:p><text:span text:style-name="T6">4</text:span></text:p>
          </draw:text-box>
        </draw:frame>
        <draw:frame draw:style-name="gr10" draw:text-style-name="P8" draw:layer="layout" svg:width="0.786cm" svg:height="0.831cm" svg:x="15.915cm" svg:y="10.007cm">
          <draw:text-box>
            <text:p><text:span text:style-name="T6">5</text:span></text:p>
          </draw:text-box>
        </draw:frame>
        <draw:frame draw:style-name="gr10" draw:text-style-name="P8" draw:layer="layout" svg:width="0.786cm" svg:height="0.831cm" svg:x="9.724cm" svg:y="15.218cm">
          <draw:text-box>
            <text:p><text:span text:style-name="T6">6</text:span></text:p>
          </draw:text-box>
        </draw:frame>
        <draw:connector draw:style-name="gr5" draw:text-style-name="P1" draw:layer="layout" svg:x1="3.1cm" svg:y1="9.45cm" svg:x2="8cm" svg:y2="10.1cm" draw:start-shape="id3" draw:start-glue-point="8" draw:end-shape="id1" draw:end-glue-point="3" svg:d="m3100 9450v650h4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BlueGradient" draw:style="linear" draw:start-color="#99ccff" draw:end-color="#3182d4" draw:start-intensity="100%" draw:end-intensity="100%" draw:angle="0" draw:border="20%"/>
    <draw:gradient draw:name="Gradient_20_15" draw:display-name="Gradient 15" draw:style="linear" draw:start-color="#8cc0ff" draw:end-color="#3182d4" draw:start-intensity="100%" draw:end-intensity="90%" draw:angle="0" draw:border="0%"/>
    <draw:gradient draw:name="Gradient_20_Green" draw:display-name="Gradient Green" draw:style="linear" draw:start-color="#ffffcc" draw:end-color="#aecf00" draw:start-intensity="100%" draw:end-intensity="100%" draw:angle="0" draw:border="0%"/>
    <draw:gradient draw:name="Gradient_20_Yellow" draw:display-name="Gradient Yellow" draw:style="linear" draw:start-color="#ffffcc" draw:end-color="#ffb515" draw:start-intensity="100%" draw:end-intensity="100%" draw:angle="0" draw:border="0%"/>
    <draw:marker draw:name="Arrow" svg:viewBox="0 0 20 30" svg:d="m10 0-10 30h20z"/>
    <draw:marker draw:name="Symmetric_20_Arrow" draw:display-name="Symmetric Arrow" svg:viewBox="0 0 1131 902" svg:d="m564 0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iccardo Murri</meta:initial-creator>
    <meta:creation-date>2011-04-17T13:44:08</meta:creation-date>
    <dc:date>2011-09-19T19:11:40</dc:date>
    <dc:creator>Riccardo Murri</dc:creator>
    <meta:editing-duration>PT8H45M14S</meta:editing-duration>
    <meta:editing-cycles>10</meta:editing-cycles>
    <meta:generator>LibreOffice/3.3$Unix LibreOffice_project/330m19$Build-301</meta:generator>
    <meta:document-statistic meta:object-count="22"/>
  </office:meta>
</office:document-meta>
</file>